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rief introduction to XSL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yd Bauman and Martin Holm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derstand XML basics:</text:p>
                <text:list>
                  <text:list-item>
                    <text:p>Elements and attributes</text:p>
                  </text:list-item>
                  <text:list-item>
                    <text:p>XML tree structure</text:p>
                  </text:list-item>
                  <text:list-item>
                    <text:p>XML Namespaces</text:p>
                  </text:list-item>
                </text:list>
              </text:list-item>
              <text:list-item>
                <text:p>Understand simple 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e XPath (a path language for navigating XML trees)</text:p>
              </text:list-item>
              <text:list-item>
                <text:p>Introduce XSLT (a transformation language for turning XML into other things)</text:p>
              </text:list-item>
              <text:list-item>
                <text:p>Show how to use these languages in the Oxygen XML edit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27T09:42:14.474127725</meta:creation-date>
    <meta:generator>LibreOffice/4.4.2.2$Linux_X86_64 LibreOffice_project/40m0$Build-2</meta:generator>
    <dc:date>2015-10-27T10:02:04.090576059</dc:date>
    <dc:creator>Martin Holmes</dc:creator>
    <meta:editing-duration>PT12M16S</meta:editing-duration>
    <meta:editing-cycles>3</meta:editing-cycles>
    <meta:document-statistic meta:object-count="33"/>
  </office:meta>
</office:document-meta>
</file>